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2ab9" officeooo:paragraph-rsid="00182a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gt;&gt;&gt;import pandas as pd</text:p>
      <text:p text:style-name="P1">&gt;&gt;&gt; df = pd.read_csv('QualifINDfaseini16.csv')</text:p>
      <text:p text:style-name="P1">#columnes de df seran com diccionaris</text:p>
      <text:p text:style-name="P1">&gt;&gt;&gt;df['CODEX']</text:p>
      <text:p text:style-name="P1">&gt;&gt;&gt;df.CURS</text:p>
      <text:p text:style-name="P1">&gt;&gt;&gt;df.describe()</text:p>
      <text:p text:style-name="P1">#rollo estadistica</text:p>
      <text:p text:style-name="P1">&gt;&gt;&gt;df['CURS']</text:p>
      <text:p text:style-name="P1">&gt;&gt;&gt;df[20:30]</text:p>
      <text:p text:style-name="P1">#dades de la 20 a la 30</text:p>
      <text:p text:style-name="P1">&gt;&gt;&gt;df[df.CURS==2015]</text:p>
      <text:p text:style-name="P1">#files del 2015</text:p>
      <text:p text:style-name="P1">&gt;&gt;&gt;df[(df.CURS==2015) &amp; (df.Q==1)]</text:p>
      <text:p text:style-name="P1">#2015 Q1</text:p>
      <text:p text:style-name="P1">&gt;&gt;&gt;df[(df.CURS==2015) &amp; (df.Q==1) &amp; (df.CODASS==240011)]</text:p>
      <text:p text:style-name="P1">#2015 Q1 algebra</text:p>
      <text:p text:style-name="P1">&gt;&gt;&gt;df[(df.CURS==2015) &amp; (df.Q==1) &amp; (df.CODASS==240011)].NF.describe()</text:p>
      <text:p text:style-name="P1">#estadistica algebra 2015 Q1</text:p>
      <text:p text:style-name="P1">&gt;&gt;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16:02:59.568226190</meta:creation-date>
    <dc:date>2017-02-21T16:17:29.462238939</dc:date>
    <meta:editing-duration>P0D</meta:editing-duration>
    <meta:editing-cycles>1</meta:editing-cycles>
    <meta:document-statistic meta:table-count="0" meta:image-count="0" meta:object-count="0" meta:page-count="1" meta:paragraph-count="19" meta:word-count="55" meta:character-count="461" meta:non-whitespace-character-count="425"/>
    <meta:generator>LibreOffice/4.2.8.2$Linux_X86_64 LibreOffice_project/420m0$Build-2</meta:generator>
  </office:meta>
</office:document-meta>
</file>